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700" officeooo:paragraph-rsid="000e57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layout: default</text:p>
      <text:p text:style-name="Standard">title: Hamad Ali Khan - Developer</text:p>
      <text:p text:style-name="Standard">---</text:p>
      <text:p text:style-name="Standard"/>
      <text:p text:style-name="Standard"># Hello, my name is Hamad Ali Khan</text:p>
      <text:p text:style-name="Standard">## I'm a Developer | Hire me</text:p>
      <text:p text:style-name="Standard"/>
      <text:p text:style-name="Standard">I am a BS Computer Science student at Pak-Austria Fachhochschule Institute of Applied Sciences and Technology. My skills include:</text:p>
      <text:p text:style-name="Standard">- HTML (90%)</text:p>
      <text:p text:style-name="Standard">- CSS (60%)</text:p>
      <text:p text:style-name="Standard">- WordPress (80%)</text:p>
      <text:p text:style-name="Standard">- C++ (50%)</text:p>
      <text:p text:style-name="P1">-JavaScript(50%)</text:p>
      <text:p text:style-name="Standard">- SQL (70%)</text:p>
      <text:p text:style-name="Standard"/>
      <text:p text:style-name="Standard">### About Me</text:p>
      <text:p text:style-name="Standard"/>
      <text:p text:style-name="Standard">I am passionate about coding and technical problem-solving. With a strong foundation in computer science and hands-on experience in web development, I strive to create efficient and user-friendly solutions.</text:p>
      <text:p text:style-name="Standard"/>
      <text:p text:style-name="Standard">### Skills</text:p>
      <text:p text:style-name="Standard"/>
      <text:p text:style-name="Standard">- **Programming Languages:** C++, SQL</text:p>
      <text:p text:style-name="Standard">- **Web Development:** HTML, CSS, WordPress</text:p>
      <text:p text:style-name="Standard">- **Languages:** Pashto, Urdu, English (proficient), Hindi, Punjabi (basic)</text:p>
      <text:p text:style-name="Standard"/>
      <text:p text:style-name="Standard">### Experience</text:p>
      <text:p text:style-name="Standard"/>
      <text:p text:style-name="Standard">I have worked on various projects ranging from website development to database management. My academic background and practical skills enable me to deliver high-quality solutions tailored to meet diverse needs.</text:p>
      <text:p text:style-name="Standard"/>
      <text:p text:style-name="Standard">### Get in Touch</text:p>
      <text:p text:style-name="Standard"/>
      <text:p text:style-name="Standard">If you're interested in hiring me or have any questions, feel free to contact me.</text:p>
      <text:p text:style-name="Standard"/>
      <text:p text:style-name="Standard">[Download CV](#) &lt;!-- Replace with actual link --&gt;</text:p>
      <text:p text:style-name="Standard"/>
      <text:p text:style-name="Standard">---</text:p>
      <text:p text:style-name="Standard"/>
      <text:p text:style-name="Standard">**Recent Projects:**</text:p>
      <text:p text:style-name="Standard">- Developed a custom WordPress theme for a client in the education sector.</text:p>
      <text:p text:style-name="Standard">- Implemented data structures in C++ for optimizing algorithm performance.</text:p>
      <text:p text:style-name="Standard"/>
      <text:p text:style-name="Standard">---</text:p>
      <text:p text:style-name="Standard"/>
      <text:p text:style-name="Standard">**Blog Posts:**</text:p>
      <text:p text:style-name="Standard">- [Introduction to HTML5](#)</text:p>
      <text:p text:style-name="Standard">- [CSS Tricks for Responsive Design](#)</text:p>
      <text:p text:style-name="Standard"><text:soft-page-break/>- [Getting Started with SQL](#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56:43.736188615</meta:creation-date>
    <dc:date>2024-07-07T22:58:02.017307900</dc:date>
    <meta:editing-duration>PT1M19S</meta:editing-duration>
    <meta:editing-cycles>1</meta:editing-cycles>
    <meta:document-statistic meta:table-count="0" meta:image-count="0" meta:object-count="0" meta:page-count="2" meta:paragraph-count="33" meta:word-count="218" meta:character-count="1364" meta:non-whitespace-character-count="1180"/>
    <meta:generator>LibreOffice/7.3.7.2$Linux_X86_64 LibreOffice_project/30$Build-2</meta:generator>
  </office:meta>
</office:document-meta>
</file>